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83in"/>
    </style:style>
    <style:style style:name="co5" style:family="table-column">
      <style:table-column-properties fo:break-before="auto" style:column-width="1.3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ist_horizon_iter_1" table:style-name="ta1">
        <table:shapes>
          <draw:frame draw:z-index="0" draw:style-name="gr1" draw:text-style-name="P1" svg:width="6.2996in" svg:height="3.5386in" svg:x="5.9559in" svg:y="1.9299in">
            <draw:object draw:notify-on-update-of-ranges="loss_list_horizon_iter_1.B1:loss_list_horizon_iter_1.B1 loss_list_horizon_iter_1.B2:loss_list_horizon_iter_1.B30 loss_list_horizon_iter_1.C1:loss_list_horizon_iter_1.C1 loss_list_horizon_iter_1.C2:loss_list_horizon_iter_1.C30 loss_list_horizon_iter_1.D1:loss_list_horizon_iter_1.D1 loss_list_horizon_iter_1.D2:loss_list_horizon_iter_1.D30 loss_list_horizon_iter_1.E1:loss_list_horizon_iter_1.E1 loss_list_horizon_iter_1.E2:loss_list_horizon_iter_1.E30 loss_list_horizon_iter_1.F1:loss_list_horizon_iter_1.F1 loss_list_horizon_iter_1.F2:loss_list_horizon_iter_1.F30 loss_list_horizon_iter_1.G1:loss_list_horizon_iter_1.G1 loss_list_horizon_iter_1.G2:loss_list_horizon_iter_1.G30 loss_list_horizon_iter_1.H1:loss_list_horizon_iter_1.H1 loss_list_horizon_iter_1.H2:loss_list_horizon_iter_1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in" svg:height="3.5382in" svg:x="3.2965in" svg:y="2.5567in">
            <draw:object draw:notify-on-update-of-ranges="loss_list_horizon_iter_1.C1:loss_list_horizon_iter_1.C1 loss_list_horizon_iter_1.C2:loss_list_horizon_iter_1.C30 loss_list_horizon_iter_1.D1:loss_list_horizon_iter_1.D1 loss_list_horizon_iter_1.D2:loss_list_horizon_iter_1.D30 loss_list_horizon_iter_1.H1:loss_list_horizon_iter_1.H1 loss_list_horizon_iter_1.H2:loss_list_horizon_iter_1.H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AML-1iter</text:p>
          </table:table-cell>
          <table:table-cell office:value-type="string" calcext:value-type="string">
            <text:p>NOMAML-10iter</text:p>
          </table:table-cell>
          <table:table-cell office:value-type="string" calcext:value-type="string">
            <text:p>NOMAML-1iter</text:p>
          </table:table-cell>
          <table:table-cell office:value-type="string" calcext:value-type="string">
            <text:p>MAML-10-iter</text:p>
          </table:table-cell>
          <table:table-cell office:value-type="string" calcext:value-type="string">
            <text:p>MAML-1iter-x10</text:p>
          </table:table-cell>
          <table:table-cell office:value-type="string" calcext:value-type="string">
            <text:p>MAML-10iter-x10</text:p>
          </table:table-cell>
          <table:table-cell office:value-type="string" calcext:value-type="string">
            <text:p>MAML-1ter-x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10286030173302" calcext:value-type="float">
            <text:p>0.08102860301733</text:p>
          </table:table-cell>
          <table:table-cell office:value-type="float" office:value="0.0634612043191177" calcext:value-type="float">
            <text:p>0.063461204319118</text:p>
          </table:table-cell>
          <table:table-cell office:value-type="float" office:value="0.0659577179288205" calcext:value-type="float">
            <text:p>0.065957717928821</text:p>
          </table:table-cell>
          <table:table-cell office:value-type="float" office:value="0.0580548159778118" calcext:value-type="float">
            <text:p>0.058054815977812</text:p>
          </table:table-cell>
          <table:table-cell office:value-type="float" office:value="0.0639310702681541" calcext:value-type="float">
            <text:p>0.063931070268154</text:p>
          </table:table-cell>
          <table:table-cell office:value-type="float" office:value="0.0630796551704407" calcext:value-type="float">
            <text:p>0.063079655170441</text:p>
          </table:table-cell>
          <table:table-cell office:value-type="float" office:value="0.0582275241613388" calcext:value-type="float">
            <text:p>0.058227524161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9443816542625" calcext:value-type="float">
            <text:p>0.080944381654263</text:p>
          </table:table-cell>
          <table:table-cell office:value-type="float" office:value="0.0663123663801413" calcext:value-type="float">
            <text:p>0.066312366380141</text:p>
          </table:table-cell>
          <table:table-cell office:value-type="float" office:value="0.0656079331484552" calcext:value-type="float">
            <text:p>0.065607933148455</text:p>
          </table:table-cell>
          <table:table-cell office:value-type="float" office:value="0.0621142275631428" calcext:value-type="float">
            <text:p>0.062114227563143</text:p>
          </table:table-cell>
          <table:table-cell office:value-type="float" office:value="0.0669815689325333" calcext:value-type="float">
            <text:p>0.066981568932533</text:p>
          </table:table-cell>
          <table:table-cell office:value-type="float" office:value="0.0658179819583893" calcext:value-type="float">
            <text:p>0.065817981958389</text:p>
          </table:table-cell>
          <table:table-cell office:value-type="float" office:value="0.0599403716623783" calcext:value-type="float">
            <text:p>0.059940371662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74238854646683" calcext:value-type="float">
            <text:p>0.077423885464668</text:p>
          </table:table-cell>
          <table:table-cell office:value-type="float" office:value="0.0676073492007348" calcext:value-type="float">
            <text:p>0.067607349200735</text:p>
          </table:table-cell>
          <table:table-cell office:value-type="float" office:value="0.064656394547376" calcext:value-type="float">
            <text:p>0.064656394547376</text:p>
          </table:table-cell>
          <table:table-cell office:value-type="float" office:value="0.063311941921711" calcext:value-type="float">
            <text:p>0.063311941921711</text:p>
          </table:table-cell>
          <table:table-cell office:value-type="float" office:value="0.0674173086881638" calcext:value-type="float">
            <text:p>0.067417308688164</text:p>
          </table:table-cell>
          <table:table-cell office:value-type="float" office:value="0.0665871128439903" calcext:value-type="float">
            <text:p>0.06658711284399</text:p>
          </table:table-cell>
          <table:table-cell office:value-type="float" office:value="0.0602678619325161" calcext:value-type="float">
            <text:p>0.060267861932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91156440973282" calcext:value-type="float">
            <text:p>0.079115644097328</text:p>
          </table:table-cell>
          <table:table-cell office:value-type="float" office:value="0.0724305902690728" calcext:value-type="float">
            <text:p>0.072430590269073</text:p>
          </table:table-cell>
          <table:table-cell office:value-type="float" office:value="0.0675587991049679" calcext:value-type="float">
            <text:p>0.067558799104968</text:p>
          </table:table-cell>
          <table:table-cell office:value-type="float" office:value="0.0689573958516121" calcext:value-type="float">
            <text:p>0.068957395851612</text:p>
          </table:table-cell>
          <table:table-cell office:value-type="float" office:value="0.0690128281712532" calcext:value-type="float">
            <text:p>0.069012828171253</text:p>
          </table:table-cell>
          <table:table-cell office:value-type="float" office:value="0.0684911459684372" calcext:value-type="float">
            <text:p>0.068491145968437</text:p>
          </table:table-cell>
          <table:table-cell office:value-type="float" office:value="0.0623011738061905" calcext:value-type="float">
            <text:p>0.062301173806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01460966467858" calcext:value-type="float">
            <text:p>0.080146096646786</text:p>
          </table:table-cell>
          <table:table-cell office:value-type="float" office:value="0.0757387512649345" calcext:value-type="float">
            <text:p>0.075738751264935</text:p>
          </table:table-cell>
          <table:table-cell office:value-type="float" office:value="0.0688477468464782" calcext:value-type="float">
            <text:p>0.068847746846478</text:p>
          </table:table-cell>
          <table:table-cell office:value-type="float" office:value="0.0736329555511475" calcext:value-type="float">
            <text:p>0.073632955551148</text:p>
          </table:table-cell>
          <table:table-cell office:value-type="float" office:value="0.0711419060826302" calcext:value-type="float">
            <text:p>0.07114190608263</text:p>
          </table:table-cell>
          <table:table-cell office:value-type="float" office:value="0.0712115690112114" calcext:value-type="float">
            <text:p>0.071211569011211</text:p>
          </table:table-cell>
          <table:table-cell office:value-type="float" office:value="0.0644769743084908" calcext:value-type="float">
            <text:p>0.064476974308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91248008608818" calcext:value-type="float">
            <text:p>0.079124800860882</text:p>
          </table:table-cell>
          <table:table-cell office:value-type="float" office:value="0.0785130608361215" calcext:value-type="float">
            <text:p>0.078513060836122</text:p>
          </table:table-cell>
          <table:table-cell office:value-type="float" office:value="0.0692900419421494" calcext:value-type="float">
            <text:p>0.069290041942149</text:p>
          </table:table-cell>
          <table:table-cell office:value-type="float" office:value="0.076829768717289" calcext:value-type="float">
            <text:p>0.076829768717289</text:p>
          </table:table-cell>
          <table:table-cell office:value-type="float" office:value="0.0727729946374893" calcext:value-type="float">
            <text:p>0.072772994637489</text:p>
          </table:table-cell>
          <table:table-cell office:value-type="float" office:value="0.0727631524205208" calcext:value-type="float">
            <text:p>0.072763152420521</text:p>
          </table:table-cell>
          <table:table-cell office:value-type="float" office:value="0.0656742379069328" calcext:value-type="float">
            <text:p>0.065674237906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02779495716095" calcext:value-type="float">
            <text:p>0.08027794957161</text:p>
          </table:table-cell>
          <table:table-cell office:value-type="float" office:value="0.0805599354302549" calcext:value-type="float">
            <text:p>0.080559935430255</text:p>
          </table:table-cell>
          <table:table-cell office:value-type="float" office:value="0.0713751906605095" calcext:value-type="float">
            <text:p>0.07137519066051</text:p>
          </table:table-cell>
          <table:table-cell office:value-type="float" office:value="0.0808793604373932" calcext:value-type="float">
            <text:p>0.080879360437393</text:p>
          </table:table-cell>
          <table:table-cell office:value-type="float" office:value="0.0741491094231606" calcext:value-type="float">
            <text:p>0.074149109423161</text:p>
          </table:table-cell>
          <table:table-cell office:value-type="float" office:value="0.0739655792713165" calcext:value-type="float">
            <text:p>0.073965579271317</text:p>
          </table:table-cell>
          <table:table-cell office:value-type="float" office:value="0.0666715726256371" calcext:value-type="float">
            <text:p>0.066671572625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10372158885002" calcext:value-type="float">
            <text:p>0.0810372158885</text:p>
          </table:table-cell>
          <table:table-cell office:value-type="float" office:value="0.0833707402403257" calcext:value-type="float">
            <text:p>0.083370740240326</text:p>
          </table:table-cell>
          <table:table-cell office:value-type="float" office:value="0.0725111367218957" calcext:value-type="float">
            <text:p>0.072511136721896</text:p>
          </table:table-cell>
          <table:table-cell office:value-type="float" office:value="0.0840881690382958" calcext:value-type="float">
            <text:p>0.084088169038296</text:p>
          </table:table-cell>
          <table:table-cell office:value-type="float" office:value="0.0758528336882591" calcext:value-type="float">
            <text:p>0.075852833688259</text:p>
          </table:table-cell>
          <table:table-cell office:value-type="float" office:value="0.0754721164703369" calcext:value-type="float">
            <text:p>0.075472116470337</text:p>
          </table:table-cell>
          <table:table-cell office:value-type="float" office:value="0.068301796913147" calcext:value-type="float">
            <text:p>0.068301796913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7287022471428" calcext:value-type="float">
            <text:p>0.080728702247143</text:p>
          </table:table-cell>
          <table:table-cell office:value-type="float" office:value="0.0852455940558431" calcext:value-type="float">
            <text:p>0.085245594055843</text:p>
          </table:table-cell>
          <table:table-cell office:value-type="float" office:value="0.0734113567345536" calcext:value-type="float">
            <text:p>0.073411356734554</text:p>
          </table:table-cell>
          <table:table-cell office:value-type="float" office:value="0.0868273824453354" calcext:value-type="float">
            <text:p>0.086827382445335</text:p>
          </table:table-cell>
          <table:table-cell office:value-type="float" office:value="0.0772032663226128" calcext:value-type="float">
            <text:p>0.077203266322613</text:p>
          </table:table-cell>
          <table:table-cell office:value-type="float" office:value="0.0767152681946755" calcext:value-type="float">
            <text:p>0.076715268194676</text:p>
          </table:table-cell>
          <table:table-cell office:value-type="float" office:value="0.0694200471043587" calcext:value-type="float">
            <text:p>0.06942004710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19119960069657" calcext:value-type="float">
            <text:p>0.081911996006966</text:p>
          </table:table-cell>
          <table:table-cell office:value-type="float" office:value="0.0881938301418957" calcext:value-type="float">
            <text:p>0.088193830141896</text:p>
          </table:table-cell>
          <table:table-cell office:value-type="float" office:value="0.0749438233281437" calcext:value-type="float">
            <text:p>0.074943823328144</text:p>
          </table:table-cell>
          <table:table-cell office:value-type="float" office:value="0.0903579220175743" calcext:value-type="float">
            <text:p>0.090357922017574</text:p>
          </table:table-cell>
          <table:table-cell office:value-type="float" office:value="0.0791265517473221" calcext:value-type="float">
            <text:p>0.079126551747322</text:p>
          </table:table-cell>
          <table:table-cell office:value-type="float" office:value="0.0782599598169327" calcext:value-type="float">
            <text:p>0.078259959816933</text:p>
          </table:table-cell>
          <table:table-cell office:value-type="float" office:value="0.0706997811794281" calcext:value-type="float">
            <text:p>0.070699781179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23783278465271" calcext:value-type="float">
            <text:p>0.082378327846527</text:p>
          </table:table-cell>
          <table:table-cell office:value-type="float" office:value="0.0892074654957182" calcext:value-type="float">
            <text:p>0.089207465495718</text:p>
          </table:table-cell>
          <table:table-cell office:value-type="float" office:value="0.0758714476306188" calcext:value-type="float">
            <text:p>0.075871447630619</text:p>
          </table:table-cell>
          <table:table-cell office:value-type="float" office:value="0.0924829691648483" calcext:value-type="float">
            <text:p>0.092482969164848</text:p>
          </table:table-cell>
          <table:table-cell office:value-type="float" office:value="0.080637238919735" calcext:value-type="float">
            <text:p>0.080637238919735</text:p>
          </table:table-cell>
          <table:table-cell office:value-type="float" office:value="0.0792028531432152" calcext:value-type="float">
            <text:p>0.079202853143215</text:p>
          </table:table-cell>
          <table:table-cell office:value-type="float" office:value="0.0720507651567459" calcext:value-type="float">
            <text:p>0.072050765156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20915251970291" calcext:value-type="float">
            <text:p>0.082091525197029</text:p>
          </table:table-cell>
          <table:table-cell office:value-type="float" office:value="0.0913526850772348" calcext:value-type="float">
            <text:p>0.091352685077235</text:p>
          </table:table-cell>
          <table:table-cell office:value-type="float" office:value="0.0757717169385324" calcext:value-type="float">
            <text:p>0.075771716938532</text:p>
          </table:table-cell>
          <table:table-cell office:value-type="float" office:value="0.0938174724578857" calcext:value-type="float">
            <text:p>0.093817472457886</text:p>
          </table:table-cell>
          <table:table-cell office:value-type="float" office:value="0.0816931799054146" calcext:value-type="float">
            <text:p>0.081693179905415</text:p>
          </table:table-cell>
          <table:table-cell office:value-type="float" office:value="0.0798571705818176" calcext:value-type="float">
            <text:p>0.079857170581818</text:p>
          </table:table-cell>
          <table:table-cell office:value-type="float" office:value="0.0726060420274735" calcext:value-type="float">
            <text:p>0.0726060420274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27813372015953" calcext:value-type="float">
            <text:p>0.082781337201595</text:p>
          </table:table-cell>
          <table:table-cell office:value-type="float" office:value="0.092123262240025" calcext:value-type="float">
            <text:p>0.092123262240025</text:p>
          </table:table-cell>
          <table:table-cell office:value-type="float" office:value="0.0766511210847808" calcext:value-type="float">
            <text:p>0.076651121084781</text:p>
          </table:table-cell>
          <table:table-cell office:value-type="float" office:value="0.095751017332077" calcext:value-type="float">
            <text:p>0.095751017332077</text:p>
          </table:table-cell>
          <table:table-cell office:value-type="float" office:value="0.0823359414935112" calcext:value-type="float">
            <text:p>0.082335941493511</text:p>
          </table:table-cell>
          <table:table-cell office:value-type="float" office:value="0.0805176496505737" calcext:value-type="float">
            <text:p>0.080517649650574</text:p>
          </table:table-cell>
          <table:table-cell office:value-type="float" office:value="0.0733786076307297" calcext:value-type="float">
            <text:p>0.073378607630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26571434736252" calcext:value-type="float">
            <text:p>0.082657143473625</text:p>
          </table:table-cell>
          <table:table-cell office:value-type="float" office:value="0.092327058861923" calcext:value-type="float">
            <text:p>0.092327058861923</text:p>
          </table:table-cell>
          <table:table-cell office:value-type="float" office:value="0.0764324141909247" calcext:value-type="float">
            <text:p>0.076432414190925</text:p>
          </table:table-cell>
          <table:table-cell office:value-type="float" office:value="0.0961432233452797" calcext:value-type="float">
            <text:p>0.09614322334528</text:p>
          </table:table-cell>
          <table:table-cell office:value-type="float" office:value="0.082674041390419" calcext:value-type="float">
            <text:p>0.082674041390419</text:p>
          </table:table-cell>
          <table:table-cell office:value-type="float" office:value="0.080654725432396" calcext:value-type="float">
            <text:p>0.080654725432396</text:p>
          </table:table-cell>
          <table:table-cell office:value-type="float" office:value="0.0738328173756599" calcext:value-type="float">
            <text:p>0.07383281737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24650824069977" calcext:value-type="float">
            <text:p>0.082465082406998</text:p>
          </table:table-cell>
          <table:table-cell office:value-type="float" office:value="0.0930398434277747" calcext:value-type="float">
            <text:p>0.093039843427775</text:p>
          </table:table-cell>
          <table:table-cell office:value-type="float" office:value="0.0765398047496002" calcext:value-type="float">
            <text:p>0.0765398047496</text:p>
          </table:table-cell>
          <table:table-cell office:value-type="float" office:value="0.0967846438288689" calcext:value-type="float">
            <text:p>0.096784643828869</text:p>
          </table:table-cell>
          <table:table-cell office:value-type="float" office:value="0.0831826478242874" calcext:value-type="float">
            <text:p>0.083182647824287</text:p>
          </table:table-cell>
          <table:table-cell office:value-type="float" office:value="0.0807520151138306" calcext:value-type="float">
            <text:p>0.080752015113831</text:p>
          </table:table-cell>
          <table:table-cell office:value-type="float" office:value="0.0741472989320755" calcext:value-type="float">
            <text:p>0.0741472989320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2985632121563" calcext:value-type="float">
            <text:p>0.082985632121563</text:p>
          </table:table-cell>
          <table:table-cell office:value-type="float" office:value="0.0940398963565907" calcext:value-type="float">
            <text:p>0.094039896356591</text:p>
          </table:table-cell>
          <table:table-cell office:value-type="float" office:value="0.0776619599148464" calcext:value-type="float">
            <text:p>0.077661959914846</text:p>
          </table:table-cell>
          <table:table-cell office:value-type="float" office:value="0.0981303378939629" calcext:value-type="float">
            <text:p>0.098130337893963</text:p>
          </table:table-cell>
          <table:table-cell office:value-type="float" office:value="0.0837234035134316" calcext:value-type="float">
            <text:p>0.083723403513432</text:p>
          </table:table-cell>
          <table:table-cell office:value-type="float" office:value="0.0811431631445885" calcext:value-type="float">
            <text:p>0.081143163144589</text:p>
          </table:table-cell>
          <table:table-cell office:value-type="float" office:value="0.0743595883250237" calcext:value-type="float">
            <text:p>0.0743595883250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25188532471657" calcext:value-type="float">
            <text:p>0.082518853247166</text:p>
          </table:table-cell>
          <table:table-cell office:value-type="float" office:value="0.0938755378043384" calcext:value-type="float">
            <text:p>0.093875537804338</text:p>
          </table:table-cell>
          <table:table-cell office:value-type="float" office:value="0.0769735505657919" calcext:value-type="float">
            <text:p>0.076973550565792</text:p>
          </table:table-cell>
          <table:table-cell office:value-type="float" office:value="0.0979606211185455" calcext:value-type="float">
            <text:p>0.097960621118546</text:p>
          </table:table-cell>
          <table:table-cell office:value-type="float" office:value="0.0834198519587517" calcext:value-type="float">
            <text:p>0.083419851958752</text:p>
          </table:table-cell>
          <table:table-cell office:value-type="float" office:value="0.080670066177845" calcext:value-type="float">
            <text:p>0.080670066177845</text:p>
          </table:table-cell>
          <table:table-cell office:value-type="float" office:value="0.0740338861942291" calcext:value-type="float">
            <text:p>0.0740338861942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22772979736328" calcext:value-type="float">
            <text:p>0.082277297973633</text:p>
          </table:table-cell>
          <table:table-cell office:value-type="float" office:value="0.0938347187739882" calcext:value-type="float">
            <text:p>0.093834718773988</text:p>
          </table:table-cell>
          <table:table-cell office:value-type="float" office:value="0.0771558801855215" calcext:value-type="float">
            <text:p>0.077155880185522</text:p>
          </table:table-cell>
          <table:table-cell office:value-type="float" office:value="0.0983436703681946" calcext:value-type="float">
            <text:p>0.098343670368195</text:p>
          </table:table-cell>
          <table:table-cell office:value-type="float" office:value="0.0836658775806427" calcext:value-type="float">
            <text:p>0.083665877580643</text:p>
          </table:table-cell>
          <table:table-cell office:value-type="float" office:value="0.0807017907500267" calcext:value-type="float">
            <text:p>0.080701790750027</text:p>
          </table:table-cell>
          <table:table-cell office:value-type="float" office:value="0.0741179957985878" calcext:value-type="float">
            <text:p>0.0741179957985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25334787368774" calcext:value-type="float">
            <text:p>0.082533478736877</text:p>
          </table:table-cell>
          <table:table-cell office:value-type="float" office:value="0.0943824181463136" calcext:value-type="float">
            <text:p>0.094382418146314</text:p>
          </table:table-cell>
          <table:table-cell office:value-type="float" office:value="0.0773707091548415" calcext:value-type="float">
            <text:p>0.077370709154842</text:p>
          </table:table-cell>
          <table:table-cell office:value-type="float" office:value="0.0987184345722199" calcext:value-type="float">
            <text:p>0.09871843457222</text:p>
          </table:table-cell>
          <table:table-cell office:value-type="float" office:value="0.0830353125929833" calcext:value-type="float">
            <text:p>0.083035312592983</text:p>
          </table:table-cell>
          <table:table-cell office:value-type="float" office:value="0.0813934355974198" calcext:value-type="float">
            <text:p>0.08139343559742</text:p>
          </table:table-cell>
          <table:table-cell office:value-type="float" office:value="0.0734548419713974" calcext:value-type="float">
            <text:p>0.073454841971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20301920175553" calcext:value-type="float">
            <text:p>0.082030192017555</text:p>
          </table:table-cell>
          <table:table-cell office:value-type="float" office:value="0.093678560194581" calcext:value-type="float">
            <text:p>0.093678560194581</text:p>
          </table:table-cell>
          <table:table-cell office:value-type="float" office:value="0.0768195118235294" calcext:value-type="float">
            <text:p>0.076819511823529</text:p>
          </table:table-cell>
          <table:table-cell office:value-type="float" office:value="0.0984415039420128" calcext:value-type="float">
            <text:p>0.098441503942013</text:p>
          </table:table-cell>
          <table:table-cell office:value-type="float" office:value="0.0828624963760376" calcext:value-type="float">
            <text:p>0.082862496376038</text:p>
          </table:table-cell>
          <table:table-cell office:value-type="float" office:value="0.0810224488377571" calcext:value-type="float">
            <text:p>0.081022448837757</text:p>
          </table:table-cell>
          <table:table-cell office:value-type="float" office:value="0.0732899010181427" calcext:value-type="float">
            <text:p>0.073289901018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17169696092606" calcext:value-type="float">
            <text:p>0.081716969609261</text:p>
          </table:table-cell>
          <table:table-cell office:value-type="float" office:value="0.0926349391393802" calcext:value-type="float">
            <text:p>0.09263493913938</text:p>
          </table:table-cell>
          <table:table-cell office:value-type="float" office:value="0.0763631036833805" calcext:value-type="float">
            <text:p>0.076363103683381</text:p>
          </table:table-cell>
          <table:table-cell office:value-type="float" office:value="0.0976596772670746" calcext:value-type="float">
            <text:p>0.097659677267075</text:p>
          </table:table-cell>
          <table:table-cell office:value-type="float" office:value="0.0819397121667862" calcext:value-type="float">
            <text:p>0.081939712166786</text:p>
          </table:table-cell>
          <table:table-cell office:value-type="float" office:value="0.080313928425312" calcext:value-type="float">
            <text:p>0.080313928425312</text:p>
          </table:table-cell>
          <table:table-cell office:value-type="float" office:value="0.0723582580685616" calcext:value-type="float">
            <text:p>0.0723582580685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23195725679398" calcext:value-type="float">
            <text:p>0.08231957256794</text:p>
          </table:table-cell>
          <table:table-cell office:value-type="float" office:value="0.0941610781992056" calcext:value-type="float">
            <text:p>0.094161078199206</text:p>
          </table:table-cell>
          <table:table-cell office:value-type="float" office:value="0.0771884428763605" calcext:value-type="float">
            <text:p>0.077188442876361</text:p>
          </table:table-cell>
          <table:table-cell office:value-type="float" office:value="0.0988331064581871" calcext:value-type="float">
            <text:p>0.098833106458187</text:p>
          </table:table-cell>
          <table:table-cell office:value-type="float" office:value="0.0823762491345406" calcext:value-type="float">
            <text:p>0.082376249134541</text:p>
          </table:table-cell>
          <table:table-cell office:value-type="float" office:value="0.0812076255679131" calcext:value-type="float">
            <text:p>0.081207625567913</text:p>
          </table:table-cell>
          <table:table-cell office:value-type="float" office:value="0.0729278177022934" calcext:value-type="float">
            <text:p>0.0729278177022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18247795104981" calcext:value-type="float">
            <text:p>0.081824779510498</text:p>
          </table:table-cell>
          <table:table-cell office:value-type="float" office:value="0.0942610454667046" calcext:value-type="float">
            <text:p>0.094261045466705</text:p>
          </table:table-cell>
          <table:table-cell office:value-type="float" office:value="0.0766514399683619" calcext:value-type="float">
            <text:p>0.076651439968362</text:p>
          </table:table-cell>
          <table:table-cell office:value-type="float" office:value="0.0985064283013344" calcext:value-type="float">
            <text:p>0.098506428301334</text:p>
          </table:table-cell>
          <table:table-cell office:value-type="float" office:value="0.0823249071836472" calcext:value-type="float">
            <text:p>0.082324907183647</text:p>
          </table:table-cell>
          <table:table-cell office:value-type="float" office:value="0.0810546278953552" calcext:value-type="float">
            <text:p>0.081054627895355</text:p>
          </table:table-cell>
          <table:table-cell office:value-type="float" office:value="0.0728301033377647" calcext:value-type="float">
            <text:p>0.072830103337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14990997314453" calcext:value-type="float">
            <text:p>0.081499099731445</text:p>
          </table:table-cell>
          <table:table-cell office:value-type="float" office:value="0.0933941922991014" calcext:value-type="float">
            <text:p>0.093394192299101</text:p>
          </table:table-cell>
          <table:table-cell office:value-type="float" office:value="0.0762724752833204" calcext:value-type="float">
            <text:p>0.07627247528332</text:p>
          </table:table-cell>
          <table:table-cell office:value-type="float" office:value="0.098132386803627" calcext:value-type="float">
            <text:p>0.098132386803627</text:p>
          </table:table-cell>
          <table:table-cell office:value-type="float" office:value="0.0821977481245995" calcext:value-type="float">
            <text:p>0.0821977481246</text:p>
          </table:table-cell>
          <table:table-cell office:value-type="float" office:value="0.0809878185391426" calcext:value-type="float">
            <text:p>0.080987818539143</text:p>
          </table:table-cell>
          <table:table-cell office:value-type="float" office:value="0.0722736343741417" calcext:value-type="float">
            <text:p>0.0722736343741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2312099635601" calcext:value-type="float">
            <text:p>0.082312099635601</text:p>
          </table:table-cell>
          <table:table-cell office:value-type="float" office:value="0.0943695867899805" calcext:value-type="float">
            <text:p>0.094369586789981</text:p>
          </table:table-cell>
          <table:table-cell office:value-type="float" office:value="0.0770319036673755" calcext:value-type="float">
            <text:p>0.077031903667376</text:p>
          </table:table-cell>
          <table:table-cell office:value-type="float" office:value="0.099373534321785" calcext:value-type="float">
            <text:p>0.099373534321785</text:p>
          </table:table-cell>
          <table:table-cell office:value-type="float" office:value="0.082868829369545" calcext:value-type="float">
            <text:p>0.082868829369545</text:p>
          </table:table-cell>
          <table:table-cell office:value-type="float" office:value="0.0812265351414681" calcext:value-type="float">
            <text:p>0.081226535141468</text:p>
          </table:table-cell>
          <table:table-cell office:value-type="float" office:value="0.0727139338850975" calcext:value-type="float">
            <text:p>0.0727139338850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19090157747269" calcext:value-type="float">
            <text:p>0.081909015774727</text:p>
          </table:table-cell>
          <table:table-cell office:value-type="float" office:value="0.0941964156925678" calcext:value-type="float">
            <text:p>0.094196415692568</text:p>
          </table:table-cell>
          <table:table-cell office:value-type="float" office:value="0.0767007938819006" calcext:value-type="float">
            <text:p>0.076700793881901</text:p>
          </table:table-cell>
          <table:table-cell office:value-type="float" office:value="0.0990995392203331" calcext:value-type="float">
            <text:p>0.099099539220333</text:p>
          </table:table-cell>
          <table:table-cell office:value-type="float" office:value="0.0828236937522888" calcext:value-type="float">
            <text:p>0.082823693752289</text:p>
          </table:table-cell>
          <table:table-cell office:value-type="float" office:value="0.0811227634549141" calcext:value-type="float">
            <text:p>0.081122763454914</text:p>
          </table:table-cell>
          <table:table-cell office:value-type="float" office:value="0.0726600736379623" calcext:value-type="float">
            <text:p>0.0726600736379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1631027162075" calcext:value-type="float">
            <text:p>0.081631027162075</text:p>
          </table:table-cell>
          <table:table-cell office:value-type="float" office:value="0.0939616644165561" calcext:value-type="float">
            <text:p>0.093961664416556</text:p>
          </table:table-cell>
          <table:table-cell office:value-type="float" office:value="0.0765320559657073" calcext:value-type="float">
            <text:p>0.076532055965707</text:p>
          </table:table-cell>
          <table:table-cell office:value-type="float" office:value="0.0990244373679161" calcext:value-type="float">
            <text:p>0.099024437367916</text:p>
          </table:table-cell>
          <table:table-cell office:value-type="float" office:value="0.0830151736736298" calcext:value-type="float">
            <text:p>0.08301517367363</text:p>
          </table:table-cell>
          <table:table-cell office:value-type="float" office:value="0.0813678205013275" calcext:value-type="float">
            <text:p>0.081367820501328</text:p>
          </table:table-cell>
          <table:table-cell office:value-type="float" office:value="0.072312518954277" calcext:value-type="float">
            <text:p>0.0723125189542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23603346943855" calcext:value-type="float">
            <text:p>0.082360334694386</text:p>
          </table:table-cell>
          <table:table-cell office:value-type="float" office:value="0.0953674592416395" calcext:value-type="float">
            <text:p>0.09536745924164</text:p>
          </table:table-cell>
          <table:table-cell office:value-type="float" office:value="0.0771227059039203" calcext:value-type="float">
            <text:p>0.07712270590392</text:p>
          </table:table-cell>
          <table:table-cell office:value-type="float" office:value="0.100312516093254" calcext:value-type="float">
            <text:p>0.100312516093254</text:p>
          </table:table-cell>
          <table:table-cell office:value-type="float" office:value="0.0839827507734299" calcext:value-type="float">
            <text:p>0.08398275077343</text:p>
          </table:table-cell>
          <table:table-cell office:value-type="float" office:value="0.0819737762212753" calcext:value-type="float">
            <text:p>0.081973776221275</text:p>
          </table:table-cell>
          <table:table-cell office:value-type="float" office:value="0.0730678215622902" calcext:value-type="float">
            <text:p>0.073067821562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19745734333992" calcext:value-type="float">
            <text:p>0.081974573433399</text:p>
          </table:table-cell>
          <table:table-cell office:value-type="float" office:value="0.0953323391399213" calcext:value-type="float">
            <text:p>0.095332339139921</text:p>
          </table:table-cell>
          <table:table-cell office:value-type="float" office:value="0.0770031756588391" calcext:value-type="float">
            <text:p>0.077003175658839</text:p>
          </table:table-cell>
          <table:table-cell office:value-type="float" office:value="0.10009753704071" calcext:value-type="float">
            <text:p>0.10009753704071</text:p>
          </table:table-cell>
          <table:table-cell office:value-type="float" office:value="0.0838167369365692" calcext:value-type="float">
            <text:p>0.083816736936569</text:p>
          </table:table-cell>
          <table:table-cell office:value-type="float" office:value="0.0819704458117485" calcext:value-type="float">
            <text:p>0.081970445811749</text:p>
          </table:table-cell>
          <table:table-cell office:value-type="float" office:value="0.073018454015255" calcext:value-type="float">
            <text:p>0.0730184540152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(run on model 6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09:04:54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9T09:06:08.013000000</dc:date>
    <meta:editing-duration>PT4H18M13S</meta:editing-duration>
    <meta:editing-cycles>4</meta:editing-cycles>
    <meta:generator>LibreOffice/6.4.3.2$Windows_X86_64 LibreOffice_project/747b5d0ebf89f41c860ec2a39efd7cb15b54f2d8</meta:generator>
    <meta:document-statistic meta:table-count="1" meta:cell-count="24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line" chart:style-name="ch1">
        <chart:legend chart:legend-position="end" svg:x="11.927cm" svg:y="2.68cm" style:legend-expansion="high" chart:style-name="ch2"/>
        <chart:plot-area chart:style-name="ch3" table:cell-range-address="loss_list_horizon_iter_1.B1:loss_list_horizon_iter_1.H30" chart:data-source-has-labels="row" svg:x="0.32cm" svg:y="0.179cm" svg:width="11.287cm" svg:height="8.631cm">
          <chartooo:coordinate-region svg:x="1.248cm" svg:y="0.381cm" svg:width="10.217cm" svg:height="7.6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ss_list_horizon_iter_1.B2:loss_list_horizon_iter_1.B30" chart:label-cell-address="loss_list_horizon_iter_1.B1:loss_list_horizon_iter_1.B1" chart:class="chart:line">
            <chart:data-point chart:repeated="29"/>
          </chart:series>
          <chart:series chart:style-name="ch7" chart:values-cell-range-address="loss_list_horizon_iter_1.C2:loss_list_horizon_iter_1.C30" chart:label-cell-address="loss_list_horizon_iter_1.C1:loss_list_horizon_iter_1.C1" chart:class="chart:line">
            <chart:data-point chart:repeated="29"/>
          </chart:series>
          <chart:series chart:style-name="ch8" chart:values-cell-range-address="loss_list_horizon_iter_1.D2:loss_list_horizon_iter_1.D30" chart:label-cell-address="loss_list_horizon_iter_1.D1:loss_list_horizon_iter_1.D1" chart:class="chart:line">
            <chart:data-point chart:repeated="29"/>
          </chart:series>
          <chart:series chart:style-name="ch9" chart:values-cell-range-address="loss_list_horizon_iter_1.E2:loss_list_horizon_iter_1.E30" chart:label-cell-address="loss_list_horizon_iter_1.E1:loss_list_horizon_iter_1.E1" chart:class="chart:line">
            <chart:data-point chart:repeated="29"/>
          </chart:series>
          <chart:series chart:style-name="ch10" chart:values-cell-range-address="loss_list_horizon_iter_1.F2:loss_list_horizon_iter_1.F30" chart:label-cell-address="loss_list_horizon_iter_1.F1:loss_list_horizon_iter_1.F1" chart:class="chart:line">
            <chart:data-point chart:repeated="29"/>
          </chart:series>
          <chart:series chart:style-name="ch11" chart:values-cell-range-address="loss_list_horizon_iter_1.G2:loss_list_horizon_iter_1.G30" chart:label-cell-address="loss_list_horizon_iter_1.G1:loss_list_horizon_iter_1.G1" chart:class="chart:line">
            <chart:data-point chart:repeated="29"/>
          </chart:series>
          <chart:series chart:style-name="ch12" chart:values-cell-range-address="loss_list_horizon_iter_1.H2:loss_list_horizon_iter_1.H30" chart:label-cell-address="loss_list_horizon_iter_1.H1:loss_list_horizon_iter_1.H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L-1iter</text:p>
                <draw:g>
                  <svg:desc>loss_list_horizon_iter_1.B1:loss_list_horizon_iter_1.B1</svg:desc>
                </draw:g>
              </table:table-cell>
              <table:table-cell office:value-type="string">
                <text:p>NOMAML-10iter</text:p>
                <draw:g>
                  <svg:desc>loss_list_horizon_iter_1.C1:loss_list_horizon_iter_1.C1</svg:desc>
                </draw:g>
              </table:table-cell>
              <table:table-cell office:value-type="string">
                <text:p>NOMAML-1iter</text:p>
                <draw:g>
                  <svg:desc>loss_list_horizon_iter_1.D1:loss_list_horizon_iter_1.D1</svg:desc>
                </draw:g>
              </table:table-cell>
              <table:table-cell office:value-type="string">
                <text:p>MAML-10-iter</text:p>
                <draw:g>
                  <svg:desc>loss_list_horizon_iter_1.E1:loss_list_horizon_iter_1.E1</svg:desc>
                </draw:g>
              </table:table-cell>
              <table:table-cell office:value-type="string">
                <text:p>MAML-1iter-x10</text:p>
                <draw:g>
                  <svg:desc>loss_list_horizon_iter_1.F1:loss_list_horizon_iter_1.F1</svg:desc>
                </draw:g>
              </table:table-cell>
              <table:table-cell office:value-type="string">
                <text:p>MAML-10iter-x10</text:p>
                <draw:g>
                  <svg:desc>loss_list_horizon_iter_1.G1:loss_list_horizon_iter_1.G1</svg:desc>
                </draw:g>
              </table:table-cell>
              <table:table-cell office:value-type="string">
                <text:p>MAML-1ter-x20</text:p>
                <draw:g>
                  <svg:desc>loss_list_horizon_iter_1.H1:loss_list_horizon_iter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10286030173302">
                <text:p>0.0810286030173302</text:p>
                <draw:g>
                  <svg:desc>loss_list_horizon_iter_1.B2:loss_list_horizon_iter_1.B30</svg:desc>
                </draw:g>
              </table:table-cell>
              <table:table-cell office:value-type="float" office:value="0.0634612043191177">
                <text:p>0.0634612043191177</text:p>
                <draw:g>
                  <svg:desc>loss_list_horizon_iter_1.C2:loss_list_horizon_iter_1.C30</svg:desc>
                </draw:g>
              </table:table-cell>
              <table:table-cell office:value-type="float" office:value="0.0659577179288205">
                <text:p>0.0659577179288205</text:p>
                <draw:g>
                  <svg:desc>loss_list_horizon_iter_1.D2:loss_list_horizon_iter_1.D30</svg:desc>
                </draw:g>
              </table:table-cell>
              <table:table-cell office:value-type="float" office:value="0.0580548159778118">
                <text:p>0.0580548159778118</text:p>
                <draw:g>
                  <svg:desc>loss_list_horizon_iter_1.E2:loss_list_horizon_iter_1.E30</svg:desc>
                </draw:g>
              </table:table-cell>
              <table:table-cell office:value-type="float" office:value="0.0639310702681541">
                <text:p>0.0639310702681541</text:p>
                <draw:g>
                  <svg:desc>loss_list_horizon_iter_1.F2:loss_list_horizon_iter_1.F30</svg:desc>
                </draw:g>
              </table:table-cell>
              <table:table-cell office:value-type="float" office:value="0.0630796551704407">
                <text:p>0.0630796551704407</text:p>
                <draw:g>
                  <svg:desc>loss_list_horizon_iter_1.G2:loss_list_horizon_iter_1.G30</svg:desc>
                </draw:g>
              </table:table-cell>
              <table:table-cell office:value-type="float" office:value="0.0582275241613388">
                <text:p>0.0582275241613388</text:p>
                <draw:g>
                  <svg:desc>loss_list_horizon_iter_1.H2:loss_list_horizon_iter_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9443816542625">
                <text:p>0.0809443816542625</text:p>
              </table:table-cell>
              <table:table-cell office:value-type="float" office:value="0.0663123663801413">
                <text:p>0.0663123663801413</text:p>
              </table:table-cell>
              <table:table-cell office:value-type="float" office:value="0.0656079331484552">
                <text:p>0.0656079331484552</text:p>
              </table:table-cell>
              <table:table-cell office:value-type="float" office:value="0.0621142275631428">
                <text:p>0.0621142275631428</text:p>
              </table:table-cell>
              <table:table-cell office:value-type="float" office:value="0.0669815689325333">
                <text:p>0.0669815689325333</text:p>
              </table:table-cell>
              <table:table-cell office:value-type="float" office:value="0.0658179819583893">
                <text:p>0.0658179819583893</text:p>
              </table:table-cell>
              <table:table-cell office:value-type="float" office:value="0.0599403716623783">
                <text:p>0.0599403716623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74238854646683">
                <text:p>0.0774238854646683</text:p>
              </table:table-cell>
              <table:table-cell office:value-type="float" office:value="0.0676073492007348">
                <text:p>0.0676073492007348</text:p>
              </table:table-cell>
              <table:table-cell office:value-type="float" office:value="0.064656394547376">
                <text:p>0.064656394547376</text:p>
              </table:table-cell>
              <table:table-cell office:value-type="float" office:value="0.063311941921711">
                <text:p>0.063311941921711</text:p>
              </table:table-cell>
              <table:table-cell office:value-type="float" office:value="0.0674173086881638">
                <text:p>0.0674173086881638</text:p>
              </table:table-cell>
              <table:table-cell office:value-type="float" office:value="0.0665871128439903">
                <text:p>0.0665871128439903</text:p>
              </table:table-cell>
              <table:table-cell office:value-type="float" office:value="0.0602678619325161">
                <text:p>0.060267861932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1156440973282">
                <text:p>0.0791156440973282</text:p>
              </table:table-cell>
              <table:table-cell office:value-type="float" office:value="0.0724305902690728">
                <text:p>0.0724305902690728</text:p>
              </table:table-cell>
              <table:table-cell office:value-type="float" office:value="0.0675587991049679">
                <text:p>0.0675587991049679</text:p>
              </table:table-cell>
              <table:table-cell office:value-type="float" office:value="0.0689573958516121">
                <text:p>0.0689573958516121</text:p>
              </table:table-cell>
              <table:table-cell office:value-type="float" office:value="0.0690128281712532">
                <text:p>0.0690128281712532</text:p>
              </table:table-cell>
              <table:table-cell office:value-type="float" office:value="0.0684911459684372">
                <text:p>0.0684911459684372</text:p>
              </table:table-cell>
              <table:table-cell office:value-type="float" office:value="0.0623011738061905">
                <text:p>0.0623011738061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1460966467858">
                <text:p>0.0801460966467858</text:p>
              </table:table-cell>
              <table:table-cell office:value-type="float" office:value="0.0757387512649345">
                <text:p>0.0757387512649345</text:p>
              </table:table-cell>
              <table:table-cell office:value-type="float" office:value="0.0688477468464782">
                <text:p>0.0688477468464782</text:p>
              </table:table-cell>
              <table:table-cell office:value-type="float" office:value="0.0736329555511475">
                <text:p>0.0736329555511475</text:p>
              </table:table-cell>
              <table:table-cell office:value-type="float" office:value="0.0711419060826302">
                <text:p>0.0711419060826302</text:p>
              </table:table-cell>
              <table:table-cell office:value-type="float" office:value="0.0712115690112114">
                <text:p>0.0712115690112114</text:p>
              </table:table-cell>
              <table:table-cell office:value-type="float" office:value="0.0644769743084908">
                <text:p>0.0644769743084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91248008608818">
                <text:p>0.0791248008608818</text:p>
              </table:table-cell>
              <table:table-cell office:value-type="float" office:value="0.0785130608361215">
                <text:p>0.0785130608361215</text:p>
              </table:table-cell>
              <table:table-cell office:value-type="float" office:value="0.0692900419421494">
                <text:p>0.0692900419421494</text:p>
              </table:table-cell>
              <table:table-cell office:value-type="float" office:value="0.076829768717289">
                <text:p>0.076829768717289</text:p>
              </table:table-cell>
              <table:table-cell office:value-type="float" office:value="0.0727729946374893">
                <text:p>0.0727729946374893</text:p>
              </table:table-cell>
              <table:table-cell office:value-type="float" office:value="0.0727631524205208">
                <text:p>0.0727631524205208</text:p>
              </table:table-cell>
              <table:table-cell office:value-type="float" office:value="0.0656742379069328">
                <text:p>0.0656742379069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2779495716095">
                <text:p>0.0802779495716095</text:p>
              </table:table-cell>
              <table:table-cell office:value-type="float" office:value="0.0805599354302549">
                <text:p>0.0805599354302549</text:p>
              </table:table-cell>
              <table:table-cell office:value-type="float" office:value="0.0713751906605095">
                <text:p>0.0713751906605095</text:p>
              </table:table-cell>
              <table:table-cell office:value-type="float" office:value="0.0808793604373932">
                <text:p>0.0808793604373932</text:p>
              </table:table-cell>
              <table:table-cell office:value-type="float" office:value="0.0741491094231606">
                <text:p>0.0741491094231606</text:p>
              </table:table-cell>
              <table:table-cell office:value-type="float" office:value="0.0739655792713165">
                <text:p>0.0739655792713165</text:p>
              </table:table-cell>
              <table:table-cell office:value-type="float" office:value="0.0666715726256371">
                <text:p>0.0666715726256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10372158885002">
                <text:p>0.0810372158885002</text:p>
              </table:table-cell>
              <table:table-cell office:value-type="float" office:value="0.0833707402403257">
                <text:p>0.0833707402403257</text:p>
              </table:table-cell>
              <table:table-cell office:value-type="float" office:value="0.0725111367218957">
                <text:p>0.0725111367218957</text:p>
              </table:table-cell>
              <table:table-cell office:value-type="float" office:value="0.0840881690382958">
                <text:p>0.0840881690382958</text:p>
              </table:table-cell>
              <table:table-cell office:value-type="float" office:value="0.0758528336882591">
                <text:p>0.0758528336882591</text:p>
              </table:table-cell>
              <table:table-cell office:value-type="float" office:value="0.0754721164703369">
                <text:p>0.0754721164703369</text:p>
              </table:table-cell>
              <table:table-cell office:value-type="float" office:value="0.068301796913147">
                <text:p>0.068301796913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07287022471428">
                <text:p>0.0807287022471428</text:p>
              </table:table-cell>
              <table:table-cell office:value-type="float" office:value="0.0852455940558431">
                <text:p>0.0852455940558431</text:p>
              </table:table-cell>
              <table:table-cell office:value-type="float" office:value="0.0734113567345536">
                <text:p>0.0734113567345536</text:p>
              </table:table-cell>
              <table:table-cell office:value-type="float" office:value="0.0868273824453354">
                <text:p>0.0868273824453354</text:p>
              </table:table-cell>
              <table:table-cell office:value-type="float" office:value="0.0772032663226128">
                <text:p>0.0772032663226128</text:p>
              </table:table-cell>
              <table:table-cell office:value-type="float" office:value="0.0767152681946755">
                <text:p>0.0767152681946755</text:p>
              </table:table-cell>
              <table:table-cell office:value-type="float" office:value="0.0694200471043587">
                <text:p>0.069420047104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9119960069657">
                <text:p>0.0819119960069657</text:p>
              </table:table-cell>
              <table:table-cell office:value-type="float" office:value="0.0881938301418957">
                <text:p>0.0881938301418957</text:p>
              </table:table-cell>
              <table:table-cell office:value-type="float" office:value="0.0749438233281437">
                <text:p>0.0749438233281437</text:p>
              </table:table-cell>
              <table:table-cell office:value-type="float" office:value="0.0903579220175743">
                <text:p>0.0903579220175743</text:p>
              </table:table-cell>
              <table:table-cell office:value-type="float" office:value="0.0791265517473221">
                <text:p>0.0791265517473221</text:p>
              </table:table-cell>
              <table:table-cell office:value-type="float" office:value="0.0782599598169327">
                <text:p>0.0782599598169327</text:p>
              </table:table-cell>
              <table:table-cell office:value-type="float" office:value="0.0706997811794281">
                <text:p>0.0706997811794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3783278465271">
                <text:p>0.0823783278465271</text:p>
              </table:table-cell>
              <table:table-cell office:value-type="float" office:value="0.0892074654957182">
                <text:p>0.0892074654957182</text:p>
              </table:table-cell>
              <table:table-cell office:value-type="float" office:value="0.0758714476306188">
                <text:p>0.0758714476306188</text:p>
              </table:table-cell>
              <table:table-cell office:value-type="float" office:value="0.0924829691648483">
                <text:p>0.0924829691648483</text:p>
              </table:table-cell>
              <table:table-cell office:value-type="float" office:value="0.080637238919735">
                <text:p>0.080637238919735</text:p>
              </table:table-cell>
              <table:table-cell office:value-type="float" office:value="0.0792028531432152">
                <text:p>0.0792028531432152</text:p>
              </table:table-cell>
              <table:table-cell office:value-type="float" office:value="0.0720507651567459">
                <text:p>0.0720507651567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20915251970291">
                <text:p>0.0820915251970291</text:p>
              </table:table-cell>
              <table:table-cell office:value-type="float" office:value="0.0913526850772348">
                <text:p>0.0913526850772348</text:p>
              </table:table-cell>
              <table:table-cell office:value-type="float" office:value="0.0757717169385324">
                <text:p>0.0757717169385324</text:p>
              </table:table-cell>
              <table:table-cell office:value-type="float" office:value="0.0938174724578857">
                <text:p>0.0938174724578857</text:p>
              </table:table-cell>
              <table:table-cell office:value-type="float" office:value="0.0816931799054146">
                <text:p>0.0816931799054146</text:p>
              </table:table-cell>
              <table:table-cell office:value-type="float" office:value="0.0798571705818176">
                <text:p>0.0798571705818176</text:p>
              </table:table-cell>
              <table:table-cell office:value-type="float" office:value="0.0726060420274735">
                <text:p>0.0726060420274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27813372015953">
                <text:p>0.0827813372015953</text:p>
              </table:table-cell>
              <table:table-cell office:value-type="float" office:value="0.092123262240025">
                <text:p>0.092123262240025</text:p>
              </table:table-cell>
              <table:table-cell office:value-type="float" office:value="0.0766511210847808">
                <text:p>0.0766511210847808</text:p>
              </table:table-cell>
              <table:table-cell office:value-type="float" office:value="0.095751017332077">
                <text:p>0.095751017332077</text:p>
              </table:table-cell>
              <table:table-cell office:value-type="float" office:value="0.0823359414935112">
                <text:p>0.0823359414935112</text:p>
              </table:table-cell>
              <table:table-cell office:value-type="float" office:value="0.0805176496505737">
                <text:p>0.0805176496505737</text:p>
              </table:table-cell>
              <table:table-cell office:value-type="float" office:value="0.0733786076307297">
                <text:p>0.0733786076307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26571434736252">
                <text:p>0.0826571434736252</text:p>
              </table:table-cell>
              <table:table-cell office:value-type="float" office:value="0.092327058861923">
                <text:p>0.092327058861923</text:p>
              </table:table-cell>
              <table:table-cell office:value-type="float" office:value="0.0764324141909247">
                <text:p>0.0764324141909247</text:p>
              </table:table-cell>
              <table:table-cell office:value-type="float" office:value="0.0961432233452797">
                <text:p>0.0961432233452797</text:p>
              </table:table-cell>
              <table:table-cell office:value-type="float" office:value="0.082674041390419">
                <text:p>0.082674041390419</text:p>
              </table:table-cell>
              <table:table-cell office:value-type="float" office:value="0.080654725432396">
                <text:p>0.080654725432396</text:p>
              </table:table-cell>
              <table:table-cell office:value-type="float" office:value="0.0738328173756599">
                <text:p>0.0738328173756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24650824069977">
                <text:p>0.0824650824069977</text:p>
              </table:table-cell>
              <table:table-cell office:value-type="float" office:value="0.0930398434277747">
                <text:p>0.0930398434277747</text:p>
              </table:table-cell>
              <table:table-cell office:value-type="float" office:value="0.0765398047496002">
                <text:p>0.0765398047496002</text:p>
              </table:table-cell>
              <table:table-cell office:value-type="float" office:value="0.0967846438288689">
                <text:p>0.0967846438288689</text:p>
              </table:table-cell>
              <table:table-cell office:value-type="float" office:value="0.0831826478242874">
                <text:p>0.0831826478242874</text:p>
              </table:table-cell>
              <table:table-cell office:value-type="float" office:value="0.0807520151138306">
                <text:p>0.0807520151138306</text:p>
              </table:table-cell>
              <table:table-cell office:value-type="float" office:value="0.0741472989320755">
                <text:p>0.0741472989320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2985632121563">
                <text:p>0.082985632121563</text:p>
              </table:table-cell>
              <table:table-cell office:value-type="float" office:value="0.0940398963565907">
                <text:p>0.0940398963565907</text:p>
              </table:table-cell>
              <table:table-cell office:value-type="float" office:value="0.0776619599148464">
                <text:p>0.0776619599148464</text:p>
              </table:table-cell>
              <table:table-cell office:value-type="float" office:value="0.0981303378939629">
                <text:p>0.0981303378939629</text:p>
              </table:table-cell>
              <table:table-cell office:value-type="float" office:value="0.0837234035134316">
                <text:p>0.0837234035134316</text:p>
              </table:table-cell>
              <table:table-cell office:value-type="float" office:value="0.0811431631445885">
                <text:p>0.0811431631445885</text:p>
              </table:table-cell>
              <table:table-cell office:value-type="float" office:value="0.0743595883250237">
                <text:p>0.0743595883250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188532471657">
                <text:p>0.0825188532471657</text:p>
              </table:table-cell>
              <table:table-cell office:value-type="float" office:value="0.0938755378043384">
                <text:p>0.0938755378043384</text:p>
              </table:table-cell>
              <table:table-cell office:value-type="float" office:value="0.0769735505657919">
                <text:p>0.0769735505657919</text:p>
              </table:table-cell>
              <table:table-cell office:value-type="float" office:value="0.0979606211185455">
                <text:p>0.0979606211185455</text:p>
              </table:table-cell>
              <table:table-cell office:value-type="float" office:value="0.0834198519587517">
                <text:p>0.0834198519587517</text:p>
              </table:table-cell>
              <table:table-cell office:value-type="float" office:value="0.080670066177845">
                <text:p>0.080670066177845</text:p>
              </table:table-cell>
              <table:table-cell office:value-type="float" office:value="0.0740338861942291">
                <text:p>0.0740338861942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22772979736328">
                <text:p>0.0822772979736328</text:p>
              </table:table-cell>
              <table:table-cell office:value-type="float" office:value="0.0938347187739882">
                <text:p>0.0938347187739882</text:p>
              </table:table-cell>
              <table:table-cell office:value-type="float" office:value="0.0771558801855215">
                <text:p>0.0771558801855215</text:p>
              </table:table-cell>
              <table:table-cell office:value-type="float" office:value="0.0983436703681946">
                <text:p>0.0983436703681946</text:p>
              </table:table-cell>
              <table:table-cell office:value-type="float" office:value="0.0836658775806427">
                <text:p>0.0836658775806427</text:p>
              </table:table-cell>
              <table:table-cell office:value-type="float" office:value="0.0807017907500267">
                <text:p>0.0807017907500267</text:p>
              </table:table-cell>
              <table:table-cell office:value-type="float" office:value="0.0741179957985878">
                <text:p>0.0741179957985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25334787368774">
                <text:p>0.0825334787368774</text:p>
              </table:table-cell>
              <table:table-cell office:value-type="float" office:value="0.0943824181463136">
                <text:p>0.0943824181463136</text:p>
              </table:table-cell>
              <table:table-cell office:value-type="float" office:value="0.0773707091548415">
                <text:p>0.0773707091548415</text:p>
              </table:table-cell>
              <table:table-cell office:value-type="float" office:value="0.0987184345722199">
                <text:p>0.0987184345722199</text:p>
              </table:table-cell>
              <table:table-cell office:value-type="float" office:value="0.0830353125929833">
                <text:p>0.0830353125929833</text:p>
              </table:table-cell>
              <table:table-cell office:value-type="float" office:value="0.0813934355974198">
                <text:p>0.0813934355974198</text:p>
              </table:table-cell>
              <table:table-cell office:value-type="float" office:value="0.0734548419713974">
                <text:p>0.073454841971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20301920175553">
                <text:p>0.0820301920175553</text:p>
              </table:table-cell>
              <table:table-cell office:value-type="float" office:value="0.093678560194581">
                <text:p>0.093678560194581</text:p>
              </table:table-cell>
              <table:table-cell office:value-type="float" office:value="0.0768195118235294">
                <text:p>0.0768195118235294</text:p>
              </table:table-cell>
              <table:table-cell office:value-type="float" office:value="0.0984415039420128">
                <text:p>0.0984415039420128</text:p>
              </table:table-cell>
              <table:table-cell office:value-type="float" office:value="0.0828624963760376">
                <text:p>0.0828624963760376</text:p>
              </table:table-cell>
              <table:table-cell office:value-type="float" office:value="0.0810224488377571">
                <text:p>0.0810224488377571</text:p>
              </table:table-cell>
              <table:table-cell office:value-type="float" office:value="0.0732899010181427">
                <text:p>0.0732899010181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7169696092606">
                <text:p>0.0817169696092606</text:p>
              </table:table-cell>
              <table:table-cell office:value-type="float" office:value="0.0926349391393802">
                <text:p>0.0926349391393802</text:p>
              </table:table-cell>
              <table:table-cell office:value-type="float" office:value="0.0763631036833805">
                <text:p>0.0763631036833805</text:p>
              </table:table-cell>
              <table:table-cell office:value-type="float" office:value="0.0976596772670746">
                <text:p>0.0976596772670746</text:p>
              </table:table-cell>
              <table:table-cell office:value-type="float" office:value="0.0819397121667862">
                <text:p>0.0819397121667862</text:p>
              </table:table-cell>
              <table:table-cell office:value-type="float" office:value="0.080313928425312">
                <text:p>0.080313928425312</text:p>
              </table:table-cell>
              <table:table-cell office:value-type="float" office:value="0.0723582580685616">
                <text:p>0.0723582580685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23195725679398">
                <text:p>0.0823195725679398</text:p>
              </table:table-cell>
              <table:table-cell office:value-type="float" office:value="0.0941610781992056">
                <text:p>0.0941610781992056</text:p>
              </table:table-cell>
              <table:table-cell office:value-type="float" office:value="0.0771884428763605">
                <text:p>0.0771884428763605</text:p>
              </table:table-cell>
              <table:table-cell office:value-type="float" office:value="0.0988331064581871">
                <text:p>0.0988331064581871</text:p>
              </table:table-cell>
              <table:table-cell office:value-type="float" office:value="0.0823762491345406">
                <text:p>0.0823762491345406</text:p>
              </table:table-cell>
              <table:table-cell office:value-type="float" office:value="0.0812076255679131">
                <text:p>0.0812076255679131</text:p>
              </table:table-cell>
              <table:table-cell office:value-type="float" office:value="0.0729278177022934">
                <text:p>0.07292781770229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18247795104981">
                <text:p>0.0818247795104981</text:p>
              </table:table-cell>
              <table:table-cell office:value-type="float" office:value="0.0942610454667046">
                <text:p>0.0942610454667046</text:p>
              </table:table-cell>
              <table:table-cell office:value-type="float" office:value="0.0766514399683619">
                <text:p>0.0766514399683619</text:p>
              </table:table-cell>
              <table:table-cell office:value-type="float" office:value="0.0985064283013344">
                <text:p>0.0985064283013344</text:p>
              </table:table-cell>
              <table:table-cell office:value-type="float" office:value="0.0823249071836472">
                <text:p>0.0823249071836472</text:p>
              </table:table-cell>
              <table:table-cell office:value-type="float" office:value="0.0810546278953552">
                <text:p>0.0810546278953552</text:p>
              </table:table-cell>
              <table:table-cell office:value-type="float" office:value="0.0728301033377647">
                <text:p>0.072830103337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14990997314453">
                <text:p>0.0814990997314453</text:p>
              </table:table-cell>
              <table:table-cell office:value-type="float" office:value="0.0933941922991014">
                <text:p>0.0933941922991014</text:p>
              </table:table-cell>
              <table:table-cell office:value-type="float" office:value="0.0762724752833204">
                <text:p>0.0762724752833204</text:p>
              </table:table-cell>
              <table:table-cell office:value-type="float" office:value="0.098132386803627">
                <text:p>0.098132386803627</text:p>
              </table:table-cell>
              <table:table-cell office:value-type="float" office:value="0.0821977481245995">
                <text:p>0.0821977481245995</text:p>
              </table:table-cell>
              <table:table-cell office:value-type="float" office:value="0.0809878185391426">
                <text:p>0.0809878185391426</text:p>
              </table:table-cell>
              <table:table-cell office:value-type="float" office:value="0.0722736343741417">
                <text:p>0.0722736343741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2312099635601">
                <text:p>0.082312099635601</text:p>
              </table:table-cell>
              <table:table-cell office:value-type="float" office:value="0.0943695867899805">
                <text:p>0.0943695867899805</text:p>
              </table:table-cell>
              <table:table-cell office:value-type="float" office:value="0.0770319036673755">
                <text:p>0.0770319036673755</text:p>
              </table:table-cell>
              <table:table-cell office:value-type="float" office:value="0.099373534321785">
                <text:p>0.099373534321785</text:p>
              </table:table-cell>
              <table:table-cell office:value-type="float" office:value="0.082868829369545">
                <text:p>0.082868829369545</text:p>
              </table:table-cell>
              <table:table-cell office:value-type="float" office:value="0.0812265351414681">
                <text:p>0.0812265351414681</text:p>
              </table:table-cell>
              <table:table-cell office:value-type="float" office:value="0.0727139338850975">
                <text:p>0.0727139338850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19090157747269">
                <text:p>0.0819090157747269</text:p>
              </table:table-cell>
              <table:table-cell office:value-type="float" office:value="0.0941964156925678">
                <text:p>0.0941964156925678</text:p>
              </table:table-cell>
              <table:table-cell office:value-type="float" office:value="0.0767007938819006">
                <text:p>0.0767007938819006</text:p>
              </table:table-cell>
              <table:table-cell office:value-type="float" office:value="0.0990995392203331">
                <text:p>0.0990995392203331</text:p>
              </table:table-cell>
              <table:table-cell office:value-type="float" office:value="0.0828236937522888">
                <text:p>0.0828236937522888</text:p>
              </table:table-cell>
              <table:table-cell office:value-type="float" office:value="0.0811227634549141">
                <text:p>0.0811227634549141</text:p>
              </table:table-cell>
              <table:table-cell office:value-type="float" office:value="0.0726600736379623">
                <text:p>0.0726600736379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631027162075">
                <text:p>0.081631027162075</text:p>
              </table:table-cell>
              <table:table-cell office:value-type="float" office:value="0.0939616644165561">
                <text:p>0.0939616644165561</text:p>
              </table:table-cell>
              <table:table-cell office:value-type="float" office:value="0.0765320559657073">
                <text:p>0.0765320559657073</text:p>
              </table:table-cell>
              <table:table-cell office:value-type="float" office:value="0.0990244373679161">
                <text:p>0.0990244373679161</text:p>
              </table:table-cell>
              <table:table-cell office:value-type="float" office:value="0.0830151736736298">
                <text:p>0.0830151736736298</text:p>
              </table:table-cell>
              <table:table-cell office:value-type="float" office:value="0.0813678205013275">
                <text:p>0.0813678205013275</text:p>
              </table:table-cell>
              <table:table-cell office:value-type="float" office:value="0.072312518954277">
                <text:p>0.072312518954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23603346943855">
                <text:p>0.0823603346943855</text:p>
              </table:table-cell>
              <table:table-cell office:value-type="float" office:value="0.0953674592416395">
                <text:p>0.0953674592416395</text:p>
              </table:table-cell>
              <table:table-cell office:value-type="float" office:value="0.0771227059039203">
                <text:p>0.0771227059039203</text:p>
              </table:table-cell>
              <table:table-cell office:value-type="float" office:value="0.100312516093254">
                <text:p>0.100312516093254</text:p>
              </table:table-cell>
              <table:table-cell office:value-type="float" office:value="0.0839827507734299">
                <text:p>0.0839827507734299</text:p>
              </table:table-cell>
              <table:table-cell office:value-type="float" office:value="0.0819737762212753">
                <text:p>0.0819737762212753</text:p>
              </table:table-cell>
              <table:table-cell office:value-type="float" office:value="0.0730678215622902">
                <text:p>0.0730678215622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19745734333992">
                <text:p>0.0819745734333992</text:p>
              </table:table-cell>
              <table:table-cell office:value-type="float" office:value="0.0953323391399213">
                <text:p>0.0953323391399213</text:p>
              </table:table-cell>
              <table:table-cell office:value-type="float" office:value="0.0770031756588391">
                <text:p>0.0770031756588391</text:p>
              </table:table-cell>
              <table:table-cell office:value-type="float" office:value="0.10009753704071">
                <text:p>0.10009753704071</text:p>
              </table:table-cell>
              <table:table-cell office:value-type="float" office:value="0.0838167369365692">
                <text:p>0.0838167369365692</text:p>
              </table:table-cell>
              <table:table-cell office:value-type="float" office:value="0.0819704458117485">
                <text:p>0.0819704458117485</text:p>
              </table:table-cell>
              <table:table-cell office:value-type="float" office:value="0.073018454015255">
                <text:p>0.073018454015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line" chart:style-name="ch1">
        <chart:legend chart:legend-position="end" svg:x="12.098cm" svg:y="3.688cm" style:legend-expansion="high" chart:style-name="ch2"/>
        <chart:plot-area chart:style-name="ch3" table:cell-range-address="loss_list_horizon_iter_1.C1:loss_list_horizon_iter_1.D30 loss_list_horizon_iter_1.H1:loss_list_horizon_iter_1.H30" chart:data-source-has-labels="row" svg:x="0.32cm" svg:y="0.179cm" svg:width="11.458cm" svg:height="8.63cm">
          <chartooo:coordinate-region svg:x="1.248cm" svg:y="0.381cm" svg:width="10.389cm" svg:height="7.6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ss_list_horizon_iter_1.C2:loss_list_horizon_iter_1.C30" chart:label-cell-address="loss_list_horizon_iter_1.C1:loss_list_horizon_iter_1.C1" chart:class="chart:line">
            <chart:data-point chart:repeated="29"/>
          </chart:series>
          <chart:series chart:style-name="ch7" chart:values-cell-range-address="loss_list_horizon_iter_1.D2:loss_list_horizon_iter_1.D30" chart:label-cell-address="loss_list_horizon_iter_1.D1:loss_list_horizon_iter_1.D1" chart:class="chart:line">
            <chart:data-point chart:repeated="29"/>
          </chart:series>
          <chart:series chart:style-name="ch8" chart:values-cell-range-address="loss_list_horizon_iter_1.H2:loss_list_horizon_iter_1.H30" chart:label-cell-address="loss_list_horizon_iter_1.H1:loss_list_horizon_iter_1.H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10iter</text:p>
                <draw:g>
                  <svg:desc>loss_list_horizon_iter_1.C1:loss_list_horizon_iter_1.C1</svg:desc>
                </draw:g>
              </table:table-cell>
              <table:table-cell office:value-type="string">
                <text:p>NOMAML-1iter</text:p>
                <draw:g>
                  <svg:desc>loss_list_horizon_iter_1.D1:loss_list_horizon_iter_1.D1</svg:desc>
                </draw:g>
              </table:table-cell>
              <table:table-cell office:value-type="string">
                <text:p>MAML-1ter-x20</text:p>
                <draw:g>
                  <svg:desc>loss_list_horizon_iter_1.H1:loss_list_horizon_iter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4612043191177">
                <text:p>0.0634612043191177</text:p>
                <draw:g>
                  <svg:desc>loss_list_horizon_iter_1.C2:loss_list_horizon_iter_1.C30</svg:desc>
                </draw:g>
              </table:table-cell>
              <table:table-cell office:value-type="float" office:value="0.0659577179288205">
                <text:p>0.0659577179288205</text:p>
                <draw:g>
                  <svg:desc>loss_list_horizon_iter_1.D2:loss_list_horizon_iter_1.D30</svg:desc>
                </draw:g>
              </table:table-cell>
              <table:table-cell office:value-type="float" office:value="0.0582275241613388">
                <text:p>0.0582275241613388</text:p>
                <draw:g>
                  <svg:desc>loss_list_horizon_iter_1.H2:loss_list_horizon_iter_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3123663801413">
                <text:p>0.0663123663801413</text:p>
              </table:table-cell>
              <table:table-cell office:value-type="float" office:value="0.0656079331484552">
                <text:p>0.0656079331484552</text:p>
              </table:table-cell>
              <table:table-cell office:value-type="float" office:value="0.0599403716623783">
                <text:p>0.0599403716623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073492007348">
                <text:p>0.0676073492007348</text:p>
              </table:table-cell>
              <table:table-cell office:value-type="float" office:value="0.064656394547376">
                <text:p>0.064656394547376</text:p>
              </table:table-cell>
              <table:table-cell office:value-type="float" office:value="0.0602678619325161">
                <text:p>0.060267861932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4305902690728">
                <text:p>0.0724305902690728</text:p>
              </table:table-cell>
              <table:table-cell office:value-type="float" office:value="0.0675587991049679">
                <text:p>0.0675587991049679</text:p>
              </table:table-cell>
              <table:table-cell office:value-type="float" office:value="0.0623011738061905">
                <text:p>0.0623011738061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7387512649345">
                <text:p>0.0757387512649345</text:p>
              </table:table-cell>
              <table:table-cell office:value-type="float" office:value="0.0688477468464782">
                <text:p>0.0688477468464782</text:p>
              </table:table-cell>
              <table:table-cell office:value-type="float" office:value="0.0644769743084908">
                <text:p>0.0644769743084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5130608361215">
                <text:p>0.0785130608361215</text:p>
              </table:table-cell>
              <table:table-cell office:value-type="float" office:value="0.0692900419421494">
                <text:p>0.0692900419421494</text:p>
              </table:table-cell>
              <table:table-cell office:value-type="float" office:value="0.0656742379069328">
                <text:p>0.0656742379069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5599354302549">
                <text:p>0.0805599354302549</text:p>
              </table:table-cell>
              <table:table-cell office:value-type="float" office:value="0.0713751906605095">
                <text:p>0.0713751906605095</text:p>
              </table:table-cell>
              <table:table-cell office:value-type="float" office:value="0.0666715726256371">
                <text:p>0.0666715726256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707402403257">
                <text:p>0.0833707402403257</text:p>
              </table:table-cell>
              <table:table-cell office:value-type="float" office:value="0.0725111367218957">
                <text:p>0.0725111367218957</text:p>
              </table:table-cell>
              <table:table-cell office:value-type="float" office:value="0.068301796913147">
                <text:p>0.068301796913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2455940558431">
                <text:p>0.0852455940558431</text:p>
              </table:table-cell>
              <table:table-cell office:value-type="float" office:value="0.0734113567345536">
                <text:p>0.0734113567345536</text:p>
              </table:table-cell>
              <table:table-cell office:value-type="float" office:value="0.0694200471043587">
                <text:p>0.069420047104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81938301418957">
                <text:p>0.0881938301418957</text:p>
              </table:table-cell>
              <table:table-cell office:value-type="float" office:value="0.0749438233281437">
                <text:p>0.0749438233281437</text:p>
              </table:table-cell>
              <table:table-cell office:value-type="float" office:value="0.0706997811794281">
                <text:p>0.0706997811794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92074654957182">
                <text:p>0.0892074654957182</text:p>
              </table:table-cell>
              <table:table-cell office:value-type="float" office:value="0.0758714476306188">
                <text:p>0.0758714476306188</text:p>
              </table:table-cell>
              <table:table-cell office:value-type="float" office:value="0.0720507651567459">
                <text:p>0.0720507651567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13526850772348">
                <text:p>0.0913526850772348</text:p>
              </table:table-cell>
              <table:table-cell office:value-type="float" office:value="0.0757717169385324">
                <text:p>0.0757717169385324</text:p>
              </table:table-cell>
              <table:table-cell office:value-type="float" office:value="0.0726060420274735">
                <text:p>0.0726060420274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123262240025">
                <text:p>0.092123262240025</text:p>
              </table:table-cell>
              <table:table-cell office:value-type="float" office:value="0.0766511210847808">
                <text:p>0.0766511210847808</text:p>
              </table:table-cell>
              <table:table-cell office:value-type="float" office:value="0.0733786076307297">
                <text:p>0.0733786076307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327058861923">
                <text:p>0.092327058861923</text:p>
              </table:table-cell>
              <table:table-cell office:value-type="float" office:value="0.0764324141909247">
                <text:p>0.0764324141909247</text:p>
              </table:table-cell>
              <table:table-cell office:value-type="float" office:value="0.0738328173756599">
                <text:p>0.0738328173756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30398434277747">
                <text:p>0.0930398434277747</text:p>
              </table:table-cell>
              <table:table-cell office:value-type="float" office:value="0.0765398047496002">
                <text:p>0.0765398047496002</text:p>
              </table:table-cell>
              <table:table-cell office:value-type="float" office:value="0.0741472989320755">
                <text:p>0.0741472989320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40398963565907">
                <text:p>0.0940398963565907</text:p>
              </table:table-cell>
              <table:table-cell office:value-type="float" office:value="0.0776619599148464">
                <text:p>0.0776619599148464</text:p>
              </table:table-cell>
              <table:table-cell office:value-type="float" office:value="0.0743595883250237">
                <text:p>0.0743595883250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38755378043384">
                <text:p>0.0938755378043384</text:p>
              </table:table-cell>
              <table:table-cell office:value-type="float" office:value="0.0769735505657919">
                <text:p>0.0769735505657919</text:p>
              </table:table-cell>
              <table:table-cell office:value-type="float" office:value="0.0740338861942291">
                <text:p>0.0740338861942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38347187739882">
                <text:p>0.0938347187739882</text:p>
              </table:table-cell>
              <table:table-cell office:value-type="float" office:value="0.0771558801855215">
                <text:p>0.0771558801855215</text:p>
              </table:table-cell>
              <table:table-cell office:value-type="float" office:value="0.0741179957985878">
                <text:p>0.0741179957985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43824181463136">
                <text:p>0.0943824181463136</text:p>
              </table:table-cell>
              <table:table-cell office:value-type="float" office:value="0.0773707091548415">
                <text:p>0.0773707091548415</text:p>
              </table:table-cell>
              <table:table-cell office:value-type="float" office:value="0.0734548419713974">
                <text:p>0.073454841971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678560194581">
                <text:p>0.093678560194581</text:p>
              </table:table-cell>
              <table:table-cell office:value-type="float" office:value="0.0768195118235294">
                <text:p>0.0768195118235294</text:p>
              </table:table-cell>
              <table:table-cell office:value-type="float" office:value="0.0732899010181427">
                <text:p>0.0732899010181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6349391393802">
                <text:p>0.0926349391393802</text:p>
              </table:table-cell>
              <table:table-cell office:value-type="float" office:value="0.0763631036833805">
                <text:p>0.0763631036833805</text:p>
              </table:table-cell>
              <table:table-cell office:value-type="float" office:value="0.0723582580685616">
                <text:p>0.0723582580685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41610781992056">
                <text:p>0.0941610781992056</text:p>
              </table:table-cell>
              <table:table-cell office:value-type="float" office:value="0.0771884428763605">
                <text:p>0.0771884428763605</text:p>
              </table:table-cell>
              <table:table-cell office:value-type="float" office:value="0.0729278177022934">
                <text:p>0.07292781770229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42610454667046">
                <text:p>0.0942610454667046</text:p>
              </table:table-cell>
              <table:table-cell office:value-type="float" office:value="0.0766514399683619">
                <text:p>0.0766514399683619</text:p>
              </table:table-cell>
              <table:table-cell office:value-type="float" office:value="0.0728301033377647">
                <text:p>0.072830103337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33941922991014">
                <text:p>0.0933941922991014</text:p>
              </table:table-cell>
              <table:table-cell office:value-type="float" office:value="0.0762724752833204">
                <text:p>0.0762724752833204</text:p>
              </table:table-cell>
              <table:table-cell office:value-type="float" office:value="0.0722736343741417">
                <text:p>0.0722736343741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43695867899805">
                <text:p>0.0943695867899805</text:p>
              </table:table-cell>
              <table:table-cell office:value-type="float" office:value="0.0770319036673755">
                <text:p>0.0770319036673755</text:p>
              </table:table-cell>
              <table:table-cell office:value-type="float" office:value="0.0727139338850975">
                <text:p>0.0727139338850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41964156925678">
                <text:p>0.0941964156925678</text:p>
              </table:table-cell>
              <table:table-cell office:value-type="float" office:value="0.0767007938819006">
                <text:p>0.0767007938819006</text:p>
              </table:table-cell>
              <table:table-cell office:value-type="float" office:value="0.0726600736379623">
                <text:p>0.0726600736379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39616644165561">
                <text:p>0.0939616644165561</text:p>
              </table:table-cell>
              <table:table-cell office:value-type="float" office:value="0.0765320559657073">
                <text:p>0.0765320559657073</text:p>
              </table:table-cell>
              <table:table-cell office:value-type="float" office:value="0.072312518954277">
                <text:p>0.072312518954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53674592416395">
                <text:p>0.0953674592416395</text:p>
              </table:table-cell>
              <table:table-cell office:value-type="float" office:value="0.0771227059039203">
                <text:p>0.0771227059039203</text:p>
              </table:table-cell>
              <table:table-cell office:value-type="float" office:value="0.0730678215622902">
                <text:p>0.0730678215622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3323391399213">
                <text:p>0.0953323391399213</text:p>
              </table:table-cell>
              <table:table-cell office:value-type="float" office:value="0.0770031756588391">
                <text:p>0.0770031756588391</text:p>
              </table:table-cell>
              <table:table-cell office:value-type="float" office:value="0.073018454015255">
                <text:p>0.073018454015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